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62c86" officeooo:paragraph-rsid="13862c86"/>
    </style:style>
    <style:style style:name="P10" style:family="paragraph" style:parent-style-name="Text_20_body">
      <style:text-properties officeooo:rsid="13862c86" officeooo:paragraph-rsid="13c517c2"/>
    </style:style>
    <style:style style:name="P11" style:family="paragraph" style:parent-style-name="Text_20_body">
      <style:text-properties officeooo:rsid="13881fdb" officeooo:paragraph-rsid="13c517c2"/>
    </style:style>
    <style:style style:name="P12" style:family="paragraph" style:parent-style-name="Text_20_body">
      <style:text-properties officeooo:rsid="13881fdb" officeooo:paragraph-rsid="13899dca"/>
    </style:style>
    <style:style style:name="P13" style:family="paragraph" style:parent-style-name="Text_20_body">
      <style:text-properties officeooo:rsid="138cf3e9" officeooo:paragraph-rsid="138cf3e9"/>
    </style:style>
    <style:style style:name="P14" style:family="paragraph" style:parent-style-name="Text_20_body">
      <style:text-properties officeooo:rsid="1396d1dd" officeooo:paragraph-rsid="1396d1dd"/>
    </style:style>
    <style:style style:name="P15" style:family="paragraph" style:parent-style-name="Text_20_body">
      <style:text-properties officeooo:rsid="1399e482" officeooo:paragraph-rsid="1399e482"/>
    </style:style>
    <style:style style:name="P16" style:family="paragraph" style:parent-style-name="Text_20_body">
      <style:text-properties officeooo:rsid="13a8a614" officeooo:paragraph-rsid="13a8a614"/>
    </style:style>
    <style:style style:name="P17" style:family="paragraph" style:parent-style-name="Text_20_body">
      <style:text-properties officeooo:rsid="13af0f02" officeooo:paragraph-rsid="13af0f02"/>
    </style:style>
    <style:style style:name="P18" style:family="paragraph" style:parent-style-name="Text_20_body">
      <style:text-properties officeooo:rsid="13b5c3ac" officeooo:paragraph-rsid="13b5c3ac"/>
    </style:style>
    <style:style style:name="P19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20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21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22" style:family="paragraph" style:parent-style-name="Text_20_body">
      <style:text-properties officeooo:rsid="13a59285" officeooo:paragraph-rsid="13ea7785"/>
    </style:style>
    <style:style style:name="P23" style:family="paragraph" style:parent-style-name="Text_20_body">
      <style:text-properties officeooo:rsid="13a69c94" officeooo:paragraph-rsid="13ea7785"/>
    </style:style>
    <style:style style:name="P24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5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6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7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8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9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30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31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2" style:family="paragraph" style:parent-style-name="Text_20_body">
      <style:text-properties officeooo:rsid="13e025d9" officeooo:paragraph-rsid="13e025d9"/>
    </style:style>
    <style:style style:name="P33" style:family="paragraph" style:parent-style-name="Text_20_body">
      <style:text-properties officeooo:rsid="13e212f3" officeooo:paragraph-rsid="13e025d9"/>
    </style:style>
    <style:style style:name="P34" style:family="paragraph" style:parent-style-name="Text_20_body">
      <style:text-properties officeooo:rsid="13e212f3" officeooo:paragraph-rsid="13e212f3"/>
    </style:style>
    <style:style style:name="P35" style:family="paragraph" style:parent-style-name="Text_20_body">
      <style:text-properties officeooo:rsid="13e34596" officeooo:paragraph-rsid="13e212f3"/>
    </style:style>
    <style:style style:name="P36" style:family="paragraph" style:parent-style-name="Text_20_body">
      <style:text-properties officeooo:rsid="13e510dd" officeooo:paragraph-rsid="13e510dd"/>
    </style:style>
    <style:style style:name="P37" style:family="paragraph" style:parent-style-name="Text_20_body">
      <style:text-properties officeooo:rsid="13e65fb2" officeooo:paragraph-rsid="13e65fb2"/>
    </style:style>
    <style:style style:name="P38" style:family="paragraph" style:parent-style-name="Text_20_body">
      <style:text-properties officeooo:rsid="13e69bd7" officeooo:paragraph-rsid="13e69bd7"/>
    </style:style>
    <style:style style:name="P39" style:family="paragraph" style:parent-style-name="Text_20_body">
      <style:text-properties officeooo:rsid="13e78a00" officeooo:paragraph-rsid="13e69bd7"/>
    </style:style>
    <style:style style:name="P40" style:family="paragraph" style:parent-style-name="Text_20_body">
      <style:text-properties officeooo:rsid="13ea4937" officeooo:paragraph-rsid="13ea4937"/>
    </style:style>
    <style:style style:name="P41" style:family="paragraph" style:parent-style-name="Text_20_body">
      <style:text-properties officeooo:rsid="13ea7785" officeooo:paragraph-rsid="13ea7785"/>
    </style:style>
    <style:style style:name="P42" style:family="paragraph" style:parent-style-name="Text_20_body">
      <style:text-properties officeooo:rsid="13eb9ba7" officeooo:paragraph-rsid="13eb9ba7"/>
    </style:style>
    <style:style style:name="P43" style:family="paragraph" style:parent-style-name="Text_20_body">
      <style:text-properties officeooo:rsid="13ecf768" officeooo:paragraph-rsid="13ecf768"/>
    </style:style>
    <style:style style:name="P44" style:family="paragraph" style:parent-style-name="Text_20_body">
      <style:text-properties officeooo:rsid="135e1072" officeooo:paragraph-rsid="13f39f28"/>
    </style:style>
    <style:style style:name="P45" style:family="paragraph" style:parent-style-name="Text_20_body">
      <style:text-properties officeooo:rsid="13acaa82" officeooo:paragraph-rsid="13acaa82"/>
    </style:style>
    <style:style style:name="P46" style:family="paragraph" style:parent-style-name="Text_20_body">
      <style:text-properties officeooo:rsid="13fe2abf" officeooo:paragraph-rsid="13fe2abf"/>
    </style:style>
    <style:style style:name="P47" style:family="paragraph" style:parent-style-name="Text_20_body">
      <style:text-properties officeooo:rsid="140076a0" officeooo:paragraph-rsid="140076a0"/>
    </style:style>
    <style:style style:name="P48" style:family="paragraph" style:parent-style-name="Text_20_body">
      <style:text-properties officeooo:rsid="1414e7bf" officeooo:paragraph-rsid="1414e7bf"/>
    </style:style>
    <style:style style:name="P49" style:family="paragraph" style:parent-style-name="Text_20_body">
      <style:text-properties officeooo:rsid="14170307" officeooo:paragraph-rsid="14170307"/>
    </style:style>
    <style:style style:name="P50" style:family="paragraph" style:parent-style-name="Text_20_body">
      <style:text-properties officeooo:rsid="1401c6da" officeooo:paragraph-rsid="14170307"/>
    </style:style>
    <style:style style:name="P51" style:family="paragraph" style:parent-style-name="Text_20_body">
      <style:text-properties officeooo:rsid="1393b52c" officeooo:paragraph-rsid="139431d2"/>
    </style:style>
    <style:style style:name="P52" style:family="paragraph" style:parent-style-name="Text_20_body">
      <style:text-properties officeooo:rsid="14340fe0" officeooo:paragraph-rsid="14340fe0"/>
    </style:style>
    <style:style style:name="P5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54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56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57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58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59" style:family="paragraph" style:parent-style-name="Standard">
      <style:paragraph-properties fo:text-align="center" style:justify-single-word="false" fo:break-before="page"/>
    </style:style>
    <style:style style:name="P6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officeooo:rsid="13b5c3ac" officeooo:paragraph-rsid="13b5c3ac"/>
    </style:style>
    <style:style style:name="P63" style:family="paragraph" style:parent-style-name="Heading_20_1">
      <style:paragraph-properties fo:break-before="page"/>
      <style:text-properties officeooo:paragraph-rsid="13c897d6"/>
    </style:style>
    <style:style style:name="P64" style:family="paragraph" style:parent-style-name="Heading_20_1" style:master-page-name="Standard">
      <style:paragraph-properties style:page-number="auto"/>
      <style:text-properties officeooo:paragraph-rsid="13c4edb1"/>
    </style:style>
    <style:style style:name="P65" style:family="paragraph" style:parent-style-name="Text_20_body" style:list-style-name="L1">
      <style:text-properties officeooo:rsid="1414e7bf" officeooo:paragraph-rsid="1414e7bf"/>
    </style:style>
    <style:style style:name="P66" style:family="paragraph" style:parent-style-name="Text_20_body" style:list-style-name="L2">
      <style:text-properties officeooo:rsid="1428ee69" officeooo:paragraph-rsid="1428ee69"/>
    </style:style>
    <style:style style:name="P67" style:family="paragraph" style:parent-style-name="Text_20_body" style:list-style-name="L3">
      <style:text-properties officeooo:rsid="13987b92" officeooo:paragraph-rsid="13987b92"/>
    </style:style>
    <style:style style:name="P68" style:family="paragraph" style:parent-style-name="Text_20_body" style:list-style-name="L4">
      <style:text-properties officeooo:rsid="1399e482" officeooo:paragraph-rsid="1399e482"/>
    </style:style>
    <style:style style:name="P69" style:family="paragraph" style:parent-style-name="Text_20_body" style:list-style-name="L5">
      <style:text-properties officeooo:rsid="1399e482" officeooo:paragraph-rsid="1399e482"/>
    </style:style>
    <style:style style:name="P70" style:family="paragraph" style:parent-style-name="Text_20_body" style:list-style-name="L6">
      <style:text-properties officeooo:rsid="1369f5de" officeooo:paragraph-rsid="1369f5de"/>
    </style:style>
    <style:style style:name="P71" style:family="paragraph" style:parent-style-name="Text_20_body" style:list-style-name="L7">
      <style:text-properties officeooo:rsid="1361fc26" officeooo:paragraph-rsid="1361fc26"/>
    </style:style>
    <style:style style:name="P72" style:family="paragraph" style:parent-style-name="Text_20_body" style:list-style-name="L7">
      <style:text-properties officeooo:rsid="13636ff3" officeooo:paragraph-rsid="13636ff3"/>
    </style:style>
    <style:style style:name="P73" style:family="paragraph" style:parent-style-name="Text_20_body" style:list-style-name="L7">
      <style:text-properties officeooo:rsid="1365502e" officeooo:paragraph-rsid="1365502e"/>
    </style:style>
    <style:style style:name="P74" style:family="paragraph" style:parent-style-name="Text_20_body" style:list-style-name="L7">
      <style:text-properties officeooo:rsid="1366e62a" officeooo:paragraph-rsid="1366e62a"/>
    </style:style>
    <style:style style:name="P75" style:family="paragraph" style:parent-style-name="Text_20_body" style:list-style-name="L7">
      <style:text-properties officeooo:rsid="136858e7" officeooo:paragraph-rsid="136858e7"/>
    </style:style>
    <style:style style:name="P76" style:family="paragraph" style:parent-style-name="Text_20_body" style:list-style-name="L7">
      <style:text-properties officeooo:rsid="13677e7f" officeooo:paragraph-rsid="13677e7f"/>
    </style:style>
    <style:style style:name="P77" style:family="paragraph" style:parent-style-name="Text_20_body" style:list-style-name="L7">
      <style:text-properties officeooo:rsid="13699aa6" officeooo:paragraph-rsid="13699aa6"/>
    </style:style>
    <style:style style:name="P78" style:family="paragraph" style:parent-style-name="Text_20_body" style:list-style-name="L7">
      <style:text-properties style:text-line-through-style="solid" style:text-line-through-type="single" officeooo:rsid="136a909e" officeooo:paragraph-rsid="136a909e"/>
    </style:style>
    <style:style style:name="P79" style:family="paragraph" style:parent-style-name="Text_20_body" style:list-style-name="L7">
      <style:text-properties style:text-line-through-style="solid" style:text-line-through-type="single" officeooo:rsid="136b37cf" officeooo:paragraph-rsid="136b37cf"/>
    </style:style>
    <style:style style:name="P80" style:family="paragraph" style:parent-style-name="Text_20_body" style:list-style-name="L7">
      <style:text-properties officeooo:rsid="1373d5fb" officeooo:paragraph-rsid="1373d5fb"/>
    </style:style>
    <style:style style:name="P81" style:family="paragraph" style:parent-style-name="Text_20_body" style:list-style-name="L7">
      <style:text-properties officeooo:rsid="136be96e" officeooo:paragraph-rsid="136be96e"/>
    </style:style>
    <style:style style:name="P82" style:family="paragraph" style:parent-style-name="Text_20_body" style:list-style-name="L7">
      <style:text-properties officeooo:rsid="137804fa" officeooo:paragraph-rsid="137804fa"/>
    </style:style>
    <style:style style:name="P83" style:family="paragraph" style:parent-style-name="Text_20_body" style:list-style-name="L7">
      <style:text-properties officeooo:rsid="137a6fb9" officeooo:paragraph-rsid="137a6fb9"/>
    </style:style>
    <style:style style:name="P84" style:family="paragraph" style:parent-style-name="Text_20_body" style:list-style-name="L7">
      <style:text-properties officeooo:rsid="136f4a86" officeooo:paragraph-rsid="136f4a86"/>
    </style:style>
    <style:style style:name="P85" style:family="paragraph" style:parent-style-name="Text_20_body" style:list-style-name="L8">
      <style:text-properties officeooo:rsid="135e1072" officeooo:paragraph-rsid="13f39f28"/>
    </style:style>
    <style:style style:name="P86" style:family="paragraph" style:parent-style-name="Text_20_body" style:list-style-name="L8">
      <style:text-properties officeooo:rsid="13fbbac4" officeooo:paragraph-rsid="13fbbac4"/>
    </style:style>
    <style:style style:name="P87" style:family="paragraph" style:parent-style-name="Text_20_body" style:list-style-name="L8">
      <style:text-properties officeooo:rsid="140fb9d8" officeooo:paragraph-rsid="140fb9d8"/>
    </style:style>
    <style:style style:name="P88" style:family="paragraph" style:parent-style-name="Text_20_body" style:list-style-name="L8">
      <style:text-properties officeooo:rsid="13f71362" officeooo:paragraph-rsid="13f71362"/>
    </style:style>
    <style:style style:name="P89" style:family="paragraph" style:parent-style-name="Text_20_body" style:list-style-name="L8">
      <style:text-properties officeooo:rsid="135f6999" officeooo:paragraph-rsid="13f39f28"/>
    </style:style>
    <style:style style:name="P90" style:family="paragraph" style:parent-style-name="Text_20_body" style:list-style-name="L8">
      <style:text-properties officeooo:rsid="13f81d8c" officeooo:paragraph-rsid="13f81d8c"/>
    </style:style>
    <style:style style:name="P91" style:family="paragraph" style:parent-style-name="Text_20_body" style:list-style-name="L8">
      <style:text-properties officeooo:rsid="13f964f4" officeooo:paragraph-rsid="13f964f4"/>
    </style:style>
    <style:style style:name="P92" style:family="paragraph" style:parent-style-name="Text_20_body" style:list-style-name="L8">
      <style:text-properties officeooo:rsid="1412ff72" officeooo:paragraph-rsid="1412ff72"/>
    </style:style>
    <style:style style:name="P93" style:family="paragraph" style:parent-style-name="Text_20_body" style:list-style-name="L8">
      <style:text-properties officeooo:rsid="142f7e64" officeooo:paragraph-rsid="142f7e64"/>
    </style:style>
    <style:style style:name="P94" style:family="paragraph" style:parent-style-name="Text_20_body" style:list-style-name="L9">
      <style:text-properties officeooo:rsid="13c6f397" officeooo:paragraph-rsid="13c6f397"/>
    </style:style>
    <style:style style:name="P95" style:family="paragraph" style:parent-style-name="Text_20_body" style:list-style-name="L9">
      <style:text-properties officeooo:rsid="1439a25c" officeooo:paragraph-rsid="1439a25c"/>
    </style:style>
    <style:style style:name="P96" style:family="paragraph" style:parent-style-name="Text_20_body" style:list-style-name="L10">
      <style:text-properties fo:font-style="normal" officeooo:rsid="13c94add" officeooo:paragraph-rsid="13c94add" style:font-style-asian="normal" style:font-style-complex="normal"/>
    </style:style>
    <style:style style:name="P97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98" style:family="paragraph" style:parent-style-name="Text_20_body" style:list-style-name="L20">
      <style:text-properties fo:font-style="normal" officeooo:rsid="138e98fd" officeooo:paragraph-rsid="138e98fd" style:font-style-asian="normal" style:font-style-complex="normal"/>
    </style:style>
    <style:style style:name="P99" style:family="paragraph" style:parent-style-name="Text_20_body" style:list-style-name="L21">
      <style:text-properties fo:font-style="normal" officeooo:rsid="13ae88bd" officeooo:paragraph-rsid="13ae88bd" style:font-style-asian="normal" style:font-style-complex="normal"/>
    </style:style>
    <style:style style:name="P100" style:family="paragraph" style:parent-style-name="Text_20_body" style:list-style-name="L22">
      <style:text-properties fo:font-style="normal" officeooo:rsid="13a8a614" officeooo:paragraph-rsid="13a8a614" style:font-style-asian="normal" style:font-style-complex="normal"/>
    </style:style>
    <style:style style:name="P101" style:family="paragraph" style:parent-style-name="Text_20_body" style:list-style-name="L22">
      <style:text-properties fo:font-style="normal" officeooo:rsid="13aa8c6e" officeooo:paragraph-rsid="13aa8c6e" style:font-style-asian="normal" style:font-style-complex="normal"/>
    </style:style>
    <style:style style:name="P102" style:family="paragraph" style:parent-style-name="Text_20_body" style:list-style-name="L22">
      <style:text-properties fo:font-style="normal" officeooo:rsid="13acaa82" officeooo:paragraph-rsid="13acaa82" style:font-style-asian="normal" style:font-style-complex="normal"/>
    </style:style>
    <style:style style:name="P103" style:family="paragraph" style:parent-style-name="Text_20_body" style:list-style-name="L22">
      <style:text-properties fo:font-style="normal" officeooo:rsid="13b08c37" officeooo:paragraph-rsid="13b08c37" style:font-style-asian="normal" style:font-style-complex="normal"/>
    </style:style>
    <style:style style:name="P104" style:family="paragraph" style:parent-style-name="Text_20_body" style:list-style-name="L23">
      <style:text-properties fo:font-style="normal" officeooo:rsid="13b05537" officeooo:paragraph-rsid="13b05537" style:font-style-asian="normal" style:font-style-complex="normal"/>
    </style:style>
    <style:style style:name="P105" style:family="paragraph" style:parent-style-name="Text_20_body" style:list-style-name="L24">
      <style:text-properties fo:font-style="normal" officeooo:rsid="142000b9" officeooo:paragraph-rsid="142000b9" style:font-style-asian="normal" style:font-style-complex="normal"/>
    </style:style>
    <style:style style:name="P106" style:family="paragraph" style:parent-style-name="Text_20_body" style:list-style-name="L25">
      <style:text-properties fo:font-style="normal" officeooo:rsid="141f2a76" officeooo:paragraph-rsid="141f2a76" style:font-style-asian="normal" style:font-style-complex="normal"/>
    </style:style>
    <style:style style:name="P107" style:family="paragraph" style:parent-style-name="Text_20_body" style:list-style-name="L25">
      <style:text-properties fo:font-style="normal" officeooo:rsid="1420f3e4" officeooo:paragraph-rsid="1420f3e4" style:font-style-asian="normal" style:font-style-complex="normal"/>
    </style:style>
    <style:style style:name="P108" style:family="paragraph" style:parent-style-name="Text_20_body" style:list-style-name="L11">
      <style:text-properties officeooo:rsid="13ee5695" officeooo:paragraph-rsid="13ee5695"/>
    </style:style>
    <style:style style:name="P109" style:family="paragraph" style:parent-style-name="Text_20_body" style:list-style-name="L12">
      <style:text-properties officeooo:rsid="143776d1" officeooo:paragraph-rsid="143776d1"/>
    </style:style>
    <style:style style:name="P110" style:family="paragraph" style:parent-style-name="Text_20_body">
      <style:text-properties fo:language="cs" fo:country="CZ" officeooo:rsid="14216454" officeooo:paragraph-rsid="14216454"/>
    </style:style>
    <style:style style:name="P111" style:family="paragraph" style:parent-style-name="Text_20_body" style:list-style-name="L13">
      <style:text-properties fo:language="cs" fo:country="CZ" officeooo:rsid="1423313d" officeooo:paragraph-rsid="1423313d"/>
    </style:style>
    <style:style style:name="P112" style:family="paragraph" style:parent-style-name="Text_20_body">
      <style:text-properties fo:language="cs" fo:country="CZ" officeooo:rsid="14234caf" officeooo:paragraph-rsid="14234caf"/>
    </style:style>
    <style:style style:name="P113" style:family="paragraph" style:parent-style-name="Text_20_body">
      <style:text-properties officeooo:rsid="1424781f" officeooo:paragraph-rsid="1428ab36"/>
    </style:style>
    <style:style style:name="P114" style:family="paragraph" style:parent-style-name="Text_20_body" style:list-style-name="L14">
      <style:text-properties officeooo:rsid="1428ab36" officeooo:paragraph-rsid="1428ab36"/>
    </style:style>
    <style:style style:name="P115" style:family="paragraph" style:parent-style-name="Text_20_body" style:list-style-name="L15">
      <style:text-properties officeooo:rsid="1427b233" officeooo:paragraph-rsid="1427b233"/>
    </style:style>
    <style:style style:name="P116" style:family="paragraph" style:parent-style-name="Text_20_body" style:list-style-name="L15">
      <style:text-properties officeooo:rsid="142a68b6" officeooo:paragraph-rsid="142a68b6"/>
    </style:style>
    <style:style style:name="P117" style:family="paragraph" style:parent-style-name="Text_20_body" style:list-style-name="L16">
      <style:text-properties officeooo:rsid="1418b0f2" officeooo:paragraph-rsid="1418b0f2"/>
    </style:style>
    <style:style style:name="P118" style:family="paragraph" style:parent-style-name="Text_20_body" style:list-style-name="L16">
      <style:text-properties officeooo:rsid="141ca2f0" officeooo:paragraph-rsid="141ca2f0"/>
    </style:style>
    <style:style style:name="P119" style:family="paragraph" style:parent-style-name="Text_20_body" style:list-style-name="L16">
      <style:text-properties officeooo:rsid="141b9780" officeooo:paragraph-rsid="141b9780"/>
    </style:style>
    <style:style style:name="P120" style:family="paragraph" style:parent-style-name="Text_20_body" style:list-style-name="L17">
      <style:text-properties officeooo:rsid="140621d3" officeooo:paragraph-rsid="140621d3"/>
    </style:style>
    <style:style style:name="P121" style:family="paragraph" style:parent-style-name="Text_20_body" style:list-style-name="L17">
      <style:text-properties officeooo:rsid="1407f809" officeooo:paragraph-rsid="1407f809"/>
    </style:style>
    <style:style style:name="P122" style:family="paragraph" style:parent-style-name="Text_20_body" style:list-style-name="L17">
      <style:text-properties officeooo:rsid="140a9265" officeooo:paragraph-rsid="140a9265"/>
    </style:style>
    <style:style style:name="P123" style:family="paragraph" style:parent-style-name="Text_20_body" style:list-style-name="L18">
      <style:text-properties officeooo:rsid="14084372" officeooo:paragraph-rsid="14084372"/>
    </style:style>
    <style:style style:name="P124" style:family="paragraph" style:parent-style-name="Text_20_body" style:list-style-name="L18">
      <style:text-properties officeooo:rsid="140a2550" officeooo:paragraph-rsid="140a2550"/>
    </style:style>
    <style:style style:name="P125" style:family="paragraph" style:parent-style-name="Text_20_body" style:list-style-name="L19">
      <style:text-properties officeooo:rsid="13acaa82" officeooo:paragraph-rsid="13acaa82"/>
    </style:style>
    <style:style style:name="P126" style:family="paragraph" style:parent-style-name="Text_20_body" style:list-style-name="L19">
      <style:text-properties officeooo:rsid="13e855f4" officeooo:paragraph-rsid="13e855f4"/>
    </style:style>
    <style:style style:name="P127" style:family="paragraph" style:parent-style-name="Text_20_body" style:list-style-name="L19">
      <style:text-properties officeooo:rsid="13adf654" officeooo:paragraph-rsid="13adf654"/>
    </style:style>
    <style:style style:name="P128" style:family="paragraph" style:parent-style-name="Text_20_body" style:list-style-name="L20">
      <style:text-properties officeooo:rsid="13907447" officeooo:paragraph-rsid="139ead1d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officeooo:rsid="1395e390"/>
    </style:style>
    <style:style style:name="T23" style:family="text">
      <style:text-properties officeooo:rsid="139bacbb"/>
    </style:style>
    <style:style style:name="T24" style:family="text">
      <style:text-properties officeooo:rsid="13adf654"/>
    </style:style>
    <style:style style:name="T25" style:family="text">
      <style:text-properties officeooo:rsid="13b21bfc"/>
    </style:style>
    <style:style style:name="T26" style:family="text">
      <style:text-properties officeooo:rsid="13b7f7d4"/>
    </style:style>
    <style:style style:name="T27" style:family="text">
      <style:text-properties officeooo:rsid="13c1899b"/>
    </style:style>
    <style:style style:name="T28" style:family="text">
      <style:text-properties officeooo:rsid="13c1fab2"/>
    </style:style>
    <style:style style:name="T29" style:family="text">
      <style:text-properties officeooo:rsid="13c27b58"/>
    </style:style>
    <style:style style:name="T30" style:family="text">
      <style:text-properties officeooo:rsid="13c2e072"/>
    </style:style>
    <style:style style:name="T31" style:family="text">
      <style:text-properties officeooo:rsid="13c9888f"/>
    </style:style>
    <style:style style:name="T32" style:family="text">
      <style:text-properties officeooo:rsid="13cd22ab"/>
    </style:style>
    <style:style style:name="T33" style:family="text">
      <style:text-properties officeooo:rsid="13cd8889"/>
    </style:style>
    <style:style style:name="T34" style:family="text">
      <style:text-properties officeooo:rsid="13d19e21"/>
    </style:style>
    <style:style style:name="T35" style:family="text">
      <style:text-properties officeooo:rsid="13d580e7"/>
    </style:style>
    <style:style style:name="T36" style:family="text">
      <style:text-properties officeooo:rsid="13d635aa"/>
    </style:style>
    <style:style style:name="T37" style:family="text">
      <style:text-properties officeooo:rsid="13dcb6db"/>
    </style:style>
    <style:style style:name="T38" style:family="text">
      <style:text-properties officeooo:rsid="13de01b9"/>
    </style:style>
    <style:style style:name="T39" style:family="text">
      <style:text-properties officeooo:rsid="13df21dd"/>
    </style:style>
    <style:style style:name="T40" style:family="text">
      <style:text-properties officeooo:rsid="13ea7785"/>
    </style:style>
    <style:style style:name="T41" style:family="text">
      <style:text-properties officeooo:rsid="13ed382f"/>
    </style:style>
    <style:style style:name="T42" style:family="text">
      <style:text-properties officeooo:rsid="13f17801"/>
    </style:style>
    <style:style style:name="T43" style:family="text">
      <style:text-properties officeooo:rsid="13f31eb7"/>
    </style:style>
    <style:style style:name="T44" style:family="text">
      <style:text-properties officeooo:rsid="13f697a9"/>
    </style:style>
    <style:style style:name="T45" style:family="text">
      <style:text-properties officeooo:rsid="13f71362"/>
    </style:style>
    <style:style style:name="T46" style:family="text">
      <style:text-properties officeooo:rsid="13fd640b"/>
    </style:style>
    <style:style style:name="T47" style:family="text">
      <style:text-properties officeooo:rsid="140023a2"/>
    </style:style>
    <style:style style:name="T48" style:family="text">
      <style:text-properties officeooo:rsid="1403f3f3"/>
    </style:style>
    <style:style style:name="T49" style:family="text">
      <style:text-properties officeooo:rsid="14054195"/>
    </style:style>
    <style:style style:name="T50" style:family="text">
      <style:text-properties officeooo:rsid="14071788"/>
    </style:style>
    <style:style style:name="T51" style:family="text">
      <style:text-properties officeooo:rsid="140b0770"/>
    </style:style>
    <style:style style:name="T52" style:family="text">
      <style:text-properties officeooo:rsid="140b7d41"/>
    </style:style>
    <style:style style:name="T53" style:family="text">
      <style:text-properties officeooo:rsid="140cac1a"/>
    </style:style>
    <style:style style:name="T54" style:family="text">
      <style:text-properties officeooo:rsid="140e4039"/>
    </style:style>
    <style:style style:name="T55" style:family="text">
      <style:text-properties officeooo:rsid="1410a9e9"/>
    </style:style>
    <style:style style:name="T56" style:family="text">
      <style:text-properties officeooo:rsid="14111809"/>
    </style:style>
    <style:style style:name="T57" style:family="text">
      <style:text-properties officeooo:rsid="14141f3e"/>
    </style:style>
    <style:style style:name="T58" style:family="text">
      <style:text-properties officeooo:rsid="14150045"/>
    </style:style>
    <style:style style:name="T59" style:family="text">
      <style:text-properties fo:language="cs" fo:country="CZ"/>
    </style:style>
    <style:style style:name="T60" style:family="text">
      <style:text-properties fo:language="cs" fo:country="CZ" fo:font-style="normal" style:font-style-asian="normal" style:font-style-complex="normal"/>
    </style:style>
    <style:style style:name="T61" style:family="text">
      <style:text-properties fo:language="cs" fo:country="CZ" fo:font-style="normal" officeooo:rsid="13f4f149" style:font-style-asian="normal" style:font-style-complex="normal"/>
    </style:style>
    <style:style style:name="T62" style:family="text">
      <style:text-properties fo:language="cs" fo:country="CZ" fo:font-style="normal" officeooo:rsid="14045e74" style:font-style-asian="normal" style:font-style-complex="normal"/>
    </style:style>
    <style:style style:name="T63" style:family="text">
      <style:text-properties fo:language="cs" fo:country="CZ" fo:font-style="normal" officeooo:rsid="1402cd26" style:font-style-asian="normal" style:font-style-complex="normal"/>
    </style:style>
    <style:style style:name="T64" style:family="text">
      <style:text-properties fo:language="cs" fo:country="CZ" fo:font-style="normal" officeooo:rsid="141a1046" style:font-style-asian="normal" style:font-style-complex="normal"/>
    </style:style>
    <style:style style:name="T65" style:family="text">
      <style:text-properties officeooo:rsid="1428ab36"/>
    </style:style>
    <style:style style:name="T66" style:family="text">
      <style:text-properties officeooo:rsid="1432cbf0"/>
    </style:style>
    <style:style style:name="T67" style:family="text">
      <style:text-properties officeooo:rsid="1435fc90"/>
    </style:style>
    <style:style style:name="T68" style:family="text">
      <style:text-properties officeooo:rsid="14380e93"/>
    </style:style>
    <style:style style:name="T69" style:family="text">
      <style:text-properties officeooo:rsid="143a47c4"/>
    </style:style>
    <style:style style:name="T70" style:family="text">
      <style:text-properties officeooo:rsid="143d9e35"/>
    </style:style>
    <style:style style:name="T71" style:family="text">
      <style:text-properties officeooo:rsid="143dd340"/>
    </style:style>
    <style:style style:name="T72" style:family="text">
      <style:text-properties officeooo:rsid="143df8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4" text:outline-level="1">NPCs</text:h>
      <text:h text:style-name="Heading_20_5" text:outline-level="5">Městská správa</text:h>
      <text:p text:style-name="P19">Di<text:span text:style-name="T26">á</text:span>ko<text:span text:style-name="T32">no</text:span>s –<text:span text:style-name="T31"> archon</text:span></text:p>
      <text:p text:style-name="P20">Ádrion – hiero<text:span text:style-name="T33">ph</text:span>ant</text:p>
      <text:p text:style-name="P21">Doruvos - stratég</text:p>
      <text:h text:style-name="Heading_20_5" text:outline-level="5">Akademie</text:h>
      <text:p text:style-name="P10">Perdikus –<text:span text:style-name="T7"> člověk, scholarch, něco přes 60 let</text:span></text:p>
      <text:list xml:id="list3438829066" text:style-name="L9">
        <text:list-item>
          <text:p text:style-name="P94">Příbuzný Filipa Dobyvatele</text:p>
        </text:list-item>
        <text:list-item>
          <text:p text:style-name="P95">Znal Orbinova otce</text:p>
        </text:list-item>
      </text:list>
      <text:p text:style-name="P11"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</text:span></text:p>
      <text:list xml:id="list424887036" text:style-name="L10">
        <text:list-item>
          <text:p text:style-name="P96">aktuální šéf novoelfského hnutí</text:p>
        </text:list-item>
      </text:list>
      <text:h text:style-name="Heading_20_5" text:outline-level="5">Jižanská delegace</text:h>
      <text:p text:style-name="P26"><text:span text:style-name="T36">Duranaga</text:span> – <text:span text:style-name="T35">starý diplomat, jižanský aristokrat</text:span></text:p>
      <text:p text:style-name="P25">Ašanga – <text:span text:style-name="T34">mladá, </text:span>vysoká, štíhlá atletka <text:span text:style-name="T34">(jižanka)</text:span></text:p>
      <text:p text:style-name="P27">Usambe –<text:span text:style-name="T36"> jižanský šaman</text:span></text:p>
      <text:h text:style-name="Heading_20_5" text:outline-level="5">Elfové</text:h>
      <text:p text:style-name="P42">Tianas – vůdce výpravy</text:p>
      <text:p text:style-name="P42">Ailara – léčitelka, nejspíš Leandorova mladší sestra</text:p>
      <text:h text:style-name="Heading_20_5" text:outline-level="5"><text:soft-page-break/>Podsvětí</text:h>
      <text:p text:style-name="P46">Rak<text:span text:style-name="T56">n</text:span>os – kudůk, majitel taverny, jeden z T<text:span text:style-name="T47">u</text:span>larových lidí.</text:p>
      <text:p text:style-name="P43">T<text:span text:style-name="T47">u</text:span>lar – chromý žebrák, <text:span text:style-name="T41">vysedává v tavernách a povídá si s lidmi (ať už mu dají almužnu nebo ne).</text:span></text:p>
      <text:list xml:id="list3048565469" text:style-name="L11">
        <text:list-item>
          <text:p text:style-name="P108">Ve skutečnosti je to šéf <text:span text:style-name="T66">zlodějské</text:span> gildy.</text:p>
        </text:list-item>
      </text:list>
      <text:h text:style-name="Heading_20_5" text:outline-level="5">Trpaslická gilda</text:h>
      <text:p text:style-name="P52">Norgat – <text:span text:style-name="T67">pouliční obchodník a dohazovač.</text:span></text:p>
      <text:list xml:id="list2715629543" text:style-name="L12">
        <text:list-item>
          <text:p text:style-name="P109">Má kon<text:span text:style-name="T68">t</text:span>akty na zlodějskou gildu, nezná ale jejího šéfa.</text:p>
        </text:list-item>
      </text:list>
      <text:h text:style-name="Heading_20_5" text:outline-level="5">Žoldácká kumpanie „<text:span text:style-name="T59">Černí bratri“</text:span></text:h>
      <text:p text:style-name="P110">Vedou ji dvojčata, černí elfové Esim a Vimeses.</text:p>
      <text:list xml:id="list855205479" text:style-name="L13">
        <text:list-item>
          <text:p text:style-name="P111">Celkem zhruba tucet členů</text:p>
        </text:list-item>
      </text:list>
      <text:p text:style-name="P112">Vanja – seveřanka, bývalá assassinka <text:span text:style-name="T71">(dcera Ronja)</text:span>.</text:p>
      <text:h text:style-name="Heading_20_5" text:outline-level="5">Žoldácká armáda</text:h>
      <text:p text:style-name="P113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1146468209" text:style-name="L14">
        <text:list-item>
          <text:p text:style-name="P114">Vede ji horský trpaslík Gambek. <text:span text:style-name="T72">Má přes 200 členů.</text:span></text:p>
        </text:list-item>
      </text:list>
      <text:list xml:id="list4238408508" text:style-name="L15">
        <text:list-item>
          <text:p text:style-name="P115">Jsou to těžkooděnci <text:span text:style-name="T65">(nosej stejné přilby a skoro nikdy je nesundávaj).</text:span></text:p>
        </text:list-item>
        <text:list-item>
          <text:p text:style-name="P116">Kumpanii financuje trpaslická Gilda – tenhle job vzali schválně, aby měla Gilda ve Vadoře svoje voják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5T18:01:12.254000000</dc:date>
    <meta:print-date>2113-01-01T00:00:00</meta:print-date>
    <meta:editing-cycles>10155</meta:editing-cycles>
    <meta:editing-duration>P31DT9H41M32S</meta:editing-duration>
    <meta:generator>LibreOffice/5.3.2.2$Windows_X86_64 LibreOffice_project/6cd4f1ef626f15116896b1d8e1398b56da0d0ee1</meta:generator>
    <meta:document-statistic meta:table-count="0" meta:image-count="0" meta:object-count="0" meta:page-count="2" meta:paragraph-count="36" meta:word-count="198" meta:character-count="1318" meta:non-whitespace-character-count="1150"/>
  </office:meta>
</office:document-meta>
</file>